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ken.newToken( int of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newToken( int ofKind ,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oken.Token( int kind , String im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ken.Token( int ki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Token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ke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